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100%" draw:opacity-name="" draw:textarea-horizontal-align="justify" draw:textarea-vertical-align="middle" draw:auto-grow-height="false" fo:min-height="4.352cm" fo:min-width="13.402cm"/>
    </style:style>
    <style:style style:name="gr2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952cm" fo:min-width="1.268cm"/>
    </style:style>
    <style:style style:name="gr3" style:family="graphic" style:parent-style-name="standard">
      <style:graphic-properties svg:stroke-color="#000000" draw:fill="solid" draw:fill-color="#adc5e7" draw:opacity="60%" draw:textarea-horizontal-align="justify" draw:textarea-vertical-align="middle" draw:auto-grow-height="false" fo:min-height="1.104cm" fo:min-width="3.154cm"/>
    </style:style>
    <style:style style:name="gr4" style:family="graphic" style:parent-style-name="standard">
      <style:graphic-properties svg:stroke-color="#000000" draw:fill="solid" draw:fill-color="#c2e0ae" draw:textarea-horizontal-align="justify" draw:textarea-vertical-align="middle" draw:auto-grow-height="false" fo:min-height="1.104cm" fo:min-width="3.15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="solid" draw:fill-color="#fdb94d" draw:opacity="60%" draw:textarea-horizontal-align="justify" draw:textarea-vertical-align="middle" draw:auto-grow-height="false" fo:min-height="1.104cm" fo:min-width="3.154cm"/>
    </style:style>
    <style:style style:name="gr8" style:family="graphic" style:parent-style-name="standard">
      <style:graphic-properties svg:stroke-color="#000000" draw:fill="solid" draw:fill-color="#c7a0cb" draw:opacity="60%" draw:textarea-horizontal-align="justify" draw:textarea-vertical-align="middle" draw:auto-grow-height="false" fo:min-height="1.104cm" fo:min-width="3.154cm"/>
    </style:style>
    <style:style style:name="P1" style:family="paragraph">
      <loext:graphic-properties draw:fill="solid" draw:fill-color="#dddddd" draw:opacity="100%"/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72bf44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="solid" draw:fill-color="#adc5e7" draw:opacity="60%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solid" draw:fill-color="#c2e0a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db94d" draw:opacity="60%"/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1pt" style:font-size-complex="11pt"/>
    </style:style>
    <style:style style:name="P10" style:family="paragraph">
      <loext:graphic-properties draw:fill="solid" draw:fill-color="#c7a0cb" draw:opacity="60%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4cm" svg:height="5.1cm" svg:x="4.526cm" svg:y="5.4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5cm" svg:height="1.7cm" svg:x="1.5cm" svg:y="3.3cm">
          <text:p text:style-name="P2"><text:span text:style-name="T1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layout" svg:width="3.8cm" svg:height="1.5cm" svg:x="9.8cm" svg:y="3.4cm">
          <text:p text:style-name="P4"><text:span text:style-name="T2">Contenedor</text:span></text:p>
          <text:p text:style-name="P4"><text:span text:style-name="T2">de Grimoire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cm" svg:height="1.5cm" svg:x="9.8cm" svg:y="5.9cm">
          <text:p text:style-name="P4"><text:span text:style-name="T2">Enlazar con </text:span><text:span text:style-name="T2">BBDD</text:span></text:p>
          <text:p text:style-name="P4"><text:span text:style-name="T2">de Grimoire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cm" svg:height="1.5cm" svg:x="5.1cm" svg:y="5.9cm">
          <text:p text:style-name="P4"><text:span text:style-name="T2">Instalación de </text:span></text:p>
          <text:p text:style-name="P4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3.8cm" svg:height="1.5cm" svg:x="5.1cm" svg:y="3.4cm">
          <text:p text:style-name="P4"><text:span text:style-name="T2">Instalación de</text:span></text:p>
          <text:p text:style-name="P4"><text:span text:style-name="T2">Docker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3.8cm" svg:height="1.5cm" svg:x="14.5cm" svg:y="3.4cm">
          <text:p text:style-name="P4"><text:span text:style-name="T2">Familiarización con</text:span></text:p>
          <text:p text:style-name="P4"><text:span text:style-name="T2">Elastic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3.8cm" svg:height="1.5cm" svg:x="14.5cm" svg:y="5.9cm">
          <text:p text:style-name="P4"><text:span text:style-name="T2">Dashboards con</text:span></text:p>
          <text:p text:style-name="P4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18.3cm" svg:y1="6.65cm" svg:x2="18.3cm" svg:y2="9.05cm" draw:start-shape="id1" draw:start-glue-point="1" draw:end-shape="id2" draw:end-glue-point="1" svg:d="M18300 6650h502v2400h-502" svg:viewBox="0 0 503 2401">
          <text:p/>
        </draw:connector>
        <draw:custom-shape draw:style-name="gr4" draw:text-style-name="P6" xml:id="id2" draw:id="id2" draw:layer="layout" svg:width="3.8cm" svg:height="1.5cm" svg:x="14.5cm" svg:y="8.3cm">
          <text:p text:style-name="P4"><text:span text:style-name="T2">Plugins de </text:span></text:p>
          <text:p text:style-name="P4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4cm" svg:y1="4.15cm" svg:x2="5.1cm" svg:y2="4.15cm" draw:start-shape="id3" draw:start-glue-point="10" draw:end-shape="id4" draw:end-glue-point="3" svg:d="M4000 4150h1100" svg:viewBox="0 0 1101 1">
          <text:p/>
        </draw:connector>
        <draw:connector draw:style-name="gr5" draw:text-style-name="P7" draw:layer="layout" svg:x1="8.9cm" svg:y1="4.15cm" svg:x2="9.8cm" svg:y2="4.15cm" draw:start-shape="id4" draw:start-glue-point="1" draw:end-shape="id5" draw:end-glue-point="3" svg:d="M8900 4150h900" svg:viewBox="0 0 901 1">
          <text:p/>
        </draw:connector>
        <draw:connector draw:style-name="gr5" draw:text-style-name="P7" draw:layer="layout" svg:x1="13.6cm" svg:y1="4.15cm" svg:x2="14.5cm" svg:y2="4.15cm" draw:start-shape="id5" draw:start-glue-point="1" draw:end-shape="id6" draw:end-glue-point="3" svg:d="M13600 4150h900" svg:viewBox="0 0 901 1">
          <text:p/>
        </draw:connector>
        <draw:connector draw:style-name="gr5" draw:text-style-name="P7" draw:layer="layout" svg:x1="18.3cm" svg:y1="4.15cm" svg:x2="19.2cm" svg:y2="4.15cm" draw:start-shape="id6" draw:start-glue-point="1" svg:d="M18300 4150h900" svg:viewBox="0 0 901 1">
          <text:p/>
        </draw:connector>
        <draw:line draw:style-name="gr5" draw:text-style-name="P7" xml:id="id7" draw:id="id7" draw:layer="layout" svg:x1="4cm" svg:y1="6.7cm" svg:x2="5.1cm" svg:y2="6.7cm">
          <text:p/>
        </draw:line>
        <draw:connector draw:style-name="gr6" draw:text-style-name="P7" draw:layer="layout" draw:type="line" svg:x1="4cm" svg:y1="6.7cm" svg:x2="4cm" svg:y2="4.15cm" draw:start-shape="id7" draw:start-glue-point="3" draw:end-shape="id3" draw:end-glue-point="10" svg:d="M4000 6700v-2550" svg:viewBox="0 0 1 2551">
          <text:p/>
        </draw:connector>
        <draw:custom-shape draw:style-name="gr7" draw:text-style-name="P8" draw:layer="layout" svg:width="3.8cm" svg:height="1.5cm" svg:x="23.3cm" svg:y="5.6cm">
          <text:p text:style-name="P4"><text:span text:style-name="T2">Comparación Kibana</text:span></text:p>
          <text:p text:style-name="P4"><text:span text:style-name="T2">Vs 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8cm" svg:height="1.5cm" svg:x="19.2cm" svg:y="3.4cm">
          <text:p text:style-name="P9"><text:span text:style-name="T2">Dashboards propios </text:span></text:p>
          <text:p text:style-name="P4"><text:span text:style-name="T2">con Kib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7" xml:id="id9" draw:id="id9" draw:layer="layout" svg:x1="18.9cm" svg:y1="6.4cm" svg:x2="23.3cm" svg:y2="6.4cm">
          <text:p/>
        </draw:line>
        <draw:connector draw:style-name="gr6" draw:text-style-name="P7" draw:layer="layout" draw:type="line" svg:x1="21.1cm" svg:y1="4.9cm" svg:x2="21.1cm" svg:y2="6.4cm" draw:start-shape="id8" draw:start-glue-point="2" draw:end-shape="id9" svg:d="M21100 4900v1500" svg:viewBox="0 0 1 1501">
          <text:p/>
        </draw:connector>
        <draw:line draw:style-name="gr5" draw:text-style-name="P7" draw:layer="layout" svg:x1="5.7cm" svg:y1="10.6cm" svg:x2="5.7cm" svg:y2="11.7cm">
          <text:p/>
        </draw:line>
        <draw:custom-shape draw:style-name="gr8" draw:text-style-name="P10" draw:layer="layout" svg:width="3.8cm" svg:height="1.5cm" svg:x="4.7cm" svg:y="11.7cm">
          <text:p text:style-name="P4"><text:span text:style-name="T2">Docker incluyendo</text:span></text:p>
          <text:p text:style-name="P4"><text:span text:style-name="T2">Graf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3.8cm" svg:height="1.5cm" svg:x="10cm" svg:y="11.7cm">
          <text:p text:style-name="P4"><text:span text:style-name="T2">Amazon Web</text:span></text:p>
          <text:p text:style-name="P4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8.9cm" svg:y1="6.7cm" svg:x2="9.8cm" svg:y2="6.7cm" svg:d="M8900 6700h900" svg:viewBox="0 0 901 1">
          <text:p/>
        </draw:connector>
        <draw:connector draw:style-name="gr5" draw:text-style-name="P7" draw:layer="layout" svg:x1="13.6cm" svg:y1="6.6cm" svg:x2="14.5cm" svg:y2="6.6cm" svg:d="M13600 6600h900" svg:viewBox="0 0 901 1">
          <text:p/>
        </draw:connector>
        <draw:line draw:style-name="gr5" draw:text-style-name="P7" draw:layer="layout" svg:x1="8.5cm" svg:y1="12.5cm" svg:x2="10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2T18:20:35.574531875</meta:creation-date>
    <dc:date>2019-10-12T20:26:35.384499197</dc:date>
    <meta:editing-duration>PT4M14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